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88.4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ext-properties style:use-window-font-color="true"/>
    </style:style>
    <style:style style:name="ce102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ext-properties fo:color="#b85c00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3" style:family="table-cell" style:parent-style-name="Default">
      <style:map style:condition="cell-content()=0" style:apply-style-name="Bad" style:base-cell-address="Commands.D4"/>
    </style:style>
    <style:style style:name="ce11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1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3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7" style:family="table-cell" style:parent-style-name="Default">
      <style:table-cell-properties fo:border-bottom="0.74pt solid #000000" fo:border-left="0.74pt solid #000000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6" style:family="table-cell" style:parent-style-name="Default">
      <style:table-cell-properties fo:border="none"/>
      <style:text-properties style:font-name="DejaVu Sans Mono"/>
    </style:style>
    <style:style style:name="ce137" style:family="table-cell" style:parent-style-name="Default">
      <style:text-properties style:font-name="DejaVu Sans Mono"/>
    </style:style>
    <style:style style:name="ce138" style:family="table-cell" style:parent-style-name="Default">
      <style:text-properties style:use-window-font-color="true" style:font-name="DejaVu Sans Mono"/>
    </style:style>
    <style:style style:name="ce139" style:family="table-cell" style:parent-style-name="Default">
      <style:table-cell-properties fo:border="none"/>
      <style:text-properties style:use-window-font-color="true" style:font-name="DejaVu Sans Mono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53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5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7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99">
      <style:map style:condition="cell-content()=1" style:apply-style-name="Bad" style:base-cell-address="Commands.N3"/>
    </style:style>
    <style:style style:name="ce182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ext-properties fo:color="#ff4000"/>
    </style:style>
    <style:style style:name="ce193" style:family="table-cell" style:parent-style-name="Default">
      <style:text-properties fo:color="#8d281e"/>
    </style:style>
    <style:style style:name="ce198" style:family="table-cell" style:parent-style-name="Default">
      <style:table-cell-properties fo:background-color="transparent"/>
      <style:text-properties fo:color="#8d281e"/>
    </style:style>
    <style:style style:name="ce211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27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8" style:family="table-cell" style:parent-style-name="Default">
      <style:text-properties style:font-name="DejaVu Sans Mono1" fo:font-size="9pt" style:font-size-asian="9pt" style:font-size-complex="9pt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23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22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16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3" style:family="table-cell" style:parent-style-name="Default">
      <style:table-cell-properties fo:border="none"/>
      <style:text-properties style:font-name="DejaVu Sans Mono"/>
    </style:style>
    <style:style style:name="ce184" style:family="table-cell" style:parent-style-name="Default">
      <style:text-properties style:font-name="DejaVu Sans Mono"/>
    </style:style>
    <style:style style:name="ce185" style:family="table-cell" style:parent-style-name="Default">
      <style:text-properties style:use-window-font-color="true" style:font-name="DejaVu Sans Mono"/>
    </style:style>
    <style:style style:name="ce187" style:family="table-cell" style:parent-style-name="Default">
      <style:table-cell-properties fo:border="none"/>
      <style:text-properties style:use-window-font-color="true" style:font-name="DejaVu Sans Mono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207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1" fo:font-size="9pt" style:font-size-asian="9pt" style:font-size-complex="9pt"/>
    </style:style>
    <style:style style:name="ce22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2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0" style:family="table-cell" style:parent-style-name="Default" style:data-style-name="N99">
      <style:map style:condition="cell-content()=1" style:apply-style-name="Bad" style:base-cell-address="'Rough - DCS FA18C'.N2"/>
    </style:style>
    <style:style style:name="ce231" style:family="table-cell" style:parent-style-name="Default">
      <style:map style:condition="cell-content()=0" style:apply-style-name="Bad" style:base-cell-address="'Rough - Elite Dangerous'.B2"/>
    </style:style>
    <style:style style:name="ce23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235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()=0" style:apply-style-name="Bad" style:base-cell-address="'Scratch - Commands'.D3"/>
    </style:style>
    <style:style style:name="ce24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24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2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8d281e"/>
    </style:style>
    <style:style style:name="T1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2" style:family="text">
      <style:text-properties fo:font-weight="normal" style:text-underline-style="none" style:text-underline-color="font-color" style:font-weight-asian="normal" style:font-weight-complex="normal"/>
    </style:style>
    <style:style style:name="T33" style:family="text">
      <style:text-properties fo:color="#8d281e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 style:font-weight-asian="bold" style:font-weight-complex="bold"/>
    </style:style>
    <style:style style:name="T36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37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9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0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4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4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4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45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46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7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48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49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5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5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29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29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OVERLOAD</text:span></text:p>
            <text:p><text:span text:style-name="T29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35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97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0" table:formula="of:=AND(ISBLANK([.$E70]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35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97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0" table:formula="of:=AND(ISBLANK([.$E71]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35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97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0" table:formula="of:=AND(ISBLANK([.$E74]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97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0" table:formula="of:=AND(ISBLANK([.$E78]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3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3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97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0" table:formula="of:=AND(ISBLANK([.$E84]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97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0" table:formula="of:=AND(ISBLANK([.$E85]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1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97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0" table:formula="of:=AND(ISBLANK([.$E106]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1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97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0" table:formula="of:=AND(ISBLANK([.$E111]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97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0" table:formula="of:=AND(ISBLANK([.$E115]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97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0" table:formula="of:=AND(ISBLANK([.$E118]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97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0" table:formula="of:=AND(ISBLANK([.$E121]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3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97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0" table:formula="of:=AND(ISBLANK([.$E124]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97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0" table:formula="of:=AND(ISBLANK([.$E127]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97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0" table:formula="of:=AND(ISBLANK([.$E128]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97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0" table:formula="of:=AND(ISBLANK([.$E131]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97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0" table:formula="of:=AND(ISBLANK([.$E135]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97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0" table:formula="of:=AND(ISBLANK([.$E139]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97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0" table:formula="of:=AND(ISBLANK([.$E144]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M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M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97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0" table:formula="of:=AND(ISBLANK([.$E151]);NOT(ISBLANK([.$I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97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0" table:formula="of:=AND(ISBLANK([.$E156]);NOT(ISBLANK([.$I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U </text:span><text:span text:style-name="T37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2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97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0" table:formula="of:=AND(ISBLANK([.$E161]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97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0" table:formula="of:=AND(ISBLANK([.$E162]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2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6">Ship I_D </text:span><text:span text:style-name="T37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97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0" table:formula="of:=AND(ISBLANK([.$E175]);NOT(ISBLANK([.$I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97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0" table:formula="of:=AND(ISBLANK([.$E184]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97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0" table:formula="of:=AND(ISBLANK([.$E186]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97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0" table:formula="of:=AND(ISBLANK([.$E187]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97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0" table:formula="of:=AND(ISBLANK([.$E189]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97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0" table:formula="of:=AND(ISBLANK([.$E191]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97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0" table:formula="of:=AND(ISBLANK([.$E196]);NOT(ISBLANK([.$I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97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0" table:formula="of:=AND(ISBLANK([.$E198]);NOT(ISBLANK([.$I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97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0" table:formula="of:=AND(ISBLANK([.$E200]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<text:span text:style-name="T29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1" office:value-type="string" calcext:value-type="string">
            <text:p>a <text:s text:c="2"/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207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2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29" table:formula="of:=AND(ISBLANK([.$C2]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29" table:formula="of:=AND(ISBLANK([.$C6]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1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38">T16KJG_</text:span><text:span text:style-name="T39">TH-6</text:span><text:span text:style-name="T40"> [O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X</text:p>
          </table:table-cell>
          <table:table-cell table:style-name="ce210" office:value-type="string" calcext:value-type="string">
            <text:p>T16KTR_<text:span text:style-name="T4">TH-X</text:span></text:p>
          </table:table-cell>
          <table:table-cell table:style-name="ce215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Y</text:p>
          </table:table-cell>
          <table:table-cell table:style-name="ce210" office:value-type="string" calcext:value-type="string">
            <text:p>T16KTR_<text:span text:style-name="T4">TH-Y</text:span></text:p>
          </table:table-cell>
          <table:table-cell table:style-name="ce215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41">T16KJG_</text:span><text:span text:style-name="T42">TH-1</text:span><text:span text:style-name="T4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17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17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17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17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17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217" office:value-type="string" calcext:value-type="string">
            <text:p>ST-1 [D_M]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217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0.76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0.7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23.61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44">HOTAS - </text:span><text:span text:style-name="T45">Base O_D – </text:span><text:span text:style-name="T46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44">HOTAS - </text:span><text:span text:style-name="T45">Base O_D – </text:span><text:span text:style-name="T46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75.52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0.37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6.36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5.2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47.96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73.55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86.37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9.15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231" office:value-type="string" calcext:value-type="string">
            <text:p>L_ALT v</text:p>
          </table:table-cell>
          <table:table-cell table:style-name="ce232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8" table:formula="of:=AND(ISBLANK([.$C2]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231" office:value-type="string" calcext:value-type="string">
            <text:p>R_ALT v</text:p>
          </table:table-cell>
          <table:table-cell table:style-name="ce232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8" table:formula="of:=AND(ISBLANK([.$C3]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2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2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2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2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2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34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47">HOTAS - </text:span><text:span text:style-name="T48">Base O_D - </text:span><text:span text:style-name="T49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47">HOTAS - </text:span><text:span text:style-name="T48">Base O_D – </text:span><text:span text:style-name="T4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50">Variant unique buttons</text:span><text:span text:style-name="T51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5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52">Variant unique button.</text:span><text:span text:style-name="T53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29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Internal use – panel control ONLY. Conflicts NOT expected.</text:p>
            </office:annotation>
            <text:p>PANEL</text:p>
          </table:table-cell>
          <table:table-cell office:value-type="string" calcext:value-type="string">
            <office:annotation draw:style-name="gr2" draw:text-style-name="P2" svg:width="82.18pt" svg:height="61.68pt" svg:x="825.59pt" svg:y="1160.67pt" draw:caption-point-x="-17.29pt" draw:caption-point-y="42.8pt">
              <dc:date>2020-02-24T00:00:00</dc:date>
              <text:p text:style-name="P1">Similar functionality to Alt+Tab – previous/next window.</text:p>
            </office:annotation>
            <text:p>L_Win Left, L_Win Right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29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5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5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table:style-name="ce2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5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5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1" table:formula="of:=AND(ISBLANK([.$E3]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52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50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51" table:formula="of:=AND(ISBLANK([.$E4]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5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50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51" table:formula="of:=AND(ISBLANK([.$E5]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5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50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51" table:formula="of:=AND(ISBLANK([.$E7]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5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50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51" table:formula="of:=AND(ISBLANK([.$E8]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5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50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51" table:formula="of:=AND(ISBLANK([.$E11]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5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50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51" table:formula="of:=AND(ISBLANK([.$E12]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52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50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51" table:formula="of:=AND(ISBLANK([.$E14]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5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50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51" table:formula="of:=AND(ISBLANK([.$E16]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5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47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250"/>
          <table:table-cell table:style-name="ce251"/>
          <table:table-cell table:style-name="ce252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46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49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50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51" table:formula="of:=AND(ISBLANK([.$E30]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5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5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0:35:33.714889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2-24T20:45:50.691010939</dc:date>
    <meta:editing-duration>P11DT10H35M42S</meta:editing-duration>
    <meta:editing-cycles>924</meta:editing-cycles>
    <meta:document-statistic meta:table-count="6" meta:cell-count="2219" meta:object-count="0"/>
  </office:meta>
</office:document-meta>
</file>